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PS BoldMT" svg:font-family="'Courier NewPS BoldMT'"/>
    <style:font-face style:name="OpenSymbol" svg:font-family="OpenSymbol"/>
    <style:font-face style:name="Tahoma1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6pt" fo:language="el" fo:country="GR" style:font-size-asian="16pt" style:font-size-complex="16pt"/>
    </style:style>
    <style:style style:name="P3" style:family="paragraph" style:parent-style-name="Standard">
      <style:text-properties style:font-name="Times New Roman1" fo:language="el" fo:country="GR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text-properties fo:color="#000000" style:text-line-through-style="none" style:font-name="Times New Roman1" fo:font-size="16pt" fo:letter-spacing="normal" fo:language="el" fo:country="GR" fo:font-style="normal" fo:font-weight="normal" style:letter-kerning="false" style:font-name-asian="Courier NewPS BoldMT" style:font-size-asian="16pt" style:font-style-asian="normal" style:font-weight-asian="normal" style:font-name-complex="Courier NewPS BoldMT" style:font-size-complex="16pt" style:font-style-complex="normal" style:font-weight-complex="normal"/>
    </style:style>
    <style:style style:name="P6" style:family="paragraph" style:parent-style-name="Standard">
      <style:text-properties fo:color="#000000" style:text-line-through-style="none" style:font-name="LucidaSansUnicode" fo:font-size="12pt" fo:letter-spacing="normal" fo:font-style="normal" style:text-underline-style="solid" style:text-underline-width="auto" style:text-underline-color="font-color" fo:font-weight="normal" style:letter-kerning="false" style:font-name-asian="LucidaSansUnicode" style:font-size-asian="12pt" style:font-style-asian="normal" style:font-weight-asian="normal" style:font-name-complex="LucidaSansUnicode" style:font-size-complex="12pt" style:font-style-complex="normal" style:font-weight-complex="normal"/>
    </style:style>
    <style:style style:name="P7" style:family="paragraph" style:parent-style-name="Standard">
      <style:text-properties style:font-name="LucidaSansUnicode" style:text-underline-style="solid" style:text-underline-width="auto" style:text-underline-color="font-color"/>
    </style:style>
    <style:style style:name="P8" style:family="paragraph" style:parent-style-name="Standard">
      <style:text-properties style:font-name="Times New Roman1"/>
    </style:style>
    <style:style style:name="P9" style:family="paragraph" style:parent-style-name="Standard">
      <style:text-properties style:font-name="Times New Roman1" fo:font-size="12pt" style:font-size-asian="12pt" style:font-size-complex="12pt"/>
    </style:style>
    <style:style style:name="T1" style:family="text">
      <style:text-properties style:text-position="super 58%" fo:language="en" fo:country="US" fo:background-color="transparent"/>
    </style:style>
    <style:style style:name="T2" style:family="text">
      <style:text-properties fo:language="el" fo:country="GR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ΙΣΑΓΩΓΗ ΣΤΟ ΔΙΑΔΙΚΑΣΤΙΚΟ ΠΡΟΓΡΑΜΜΑΤΙΣΜΟ</text:p>
      <text:p text:style-name="P5"><text:span text:style-name="T3">2</text:span><text:span text:style-name="T1">o</text:span> ΣΕΤ ΑΣΚΗΣΕΩΝ</text:p>
      <text:p text:style-name="P3"/>
      <text:p text:style-name="P3">ΜΟΝΟΠΑΤΗΣ ΔΗΜΗΤΡΗΣ</text:p>
      <text:p text:style-name="P1">Α. Μ.: 47<text:span text:style-name="T2">76</text:span></text:p>
      <text:p text:style-name="P1">ΤΜΗΜΑ: ΤΕΤΑΡΤΗ 11-13</text:p>
      <text:p text:style-name="P4"/>
      <text:p text:style-name="P6">Άσκηση 1η</text:p>
      <text:p text:style-name="P4">#include &lt;stdio.h&gt;</text:p>
      <text:p text:style-name="P4">main()</text:p>
      <text:p text:style-name="P4">{</text:p>
      <text:p text:style-name="P4"><text:s text:c="8"/>int N,i,j;</text:p>
      <text:p text:style-name="P4"><text:s text:c="8"/>long int par=1,k=1;</text:p>
      <text:p text:style-name="P4"><text:s text:c="8"/>printf("Dose ari8mo N:");</text:p>
      <text:p text:style-name="P4"><text:s text:c="8"/>scanf("%d",&amp;N);</text:p>
      <text:p text:style-name="P4"><text:s text:c="8"/>for(i=1;i&lt;=N;i++)</text:p>
      <text:p text:style-name="P4"><text:s text:c="8"/>{ <text:s text:c="6"/>par=par*i;}</text:p>
      <text:p text:style-name="P4"><text:s text:c="8"/>for(j=1;j&lt;=N-1;j++)</text:p>
      <text:p text:style-name="P4"><text:s text:c="8"/>{ <text:s text:c="6"/>k=k*N;}</text:p>
      <text:p text:style-name="P4"><text:s text:c="8"/>printf("To N! einai %ld, to N eis tin N-1 einai %ld.\n",par,k);</text:p>
      <text:p text:style-name="P4"><text:s text:c="8"/>if (par&gt;k)</text:p>
      <text:p text:style-name="P4"><text:s text:c="9"/>printf("Megalytero einai to N.");</text:p>
      <text:p text:style-name="P4"><text:s text:c="8"/>else if (k&gt;par)</text:p>
      <text:p text:style-name="P4"><text:s text:c="9"/>printf("Megalytero einai to N eis tin N-1.");</text:p>
      <text:p text:style-name="P4"><text:s text:c="8"/>else</text:p>
      <text:p text:style-name="P4"><text:s text:c="9"/>printf("To N! kai to N eis tin N-1 einai isa");</text:p>
      <text:p text:style-name="P4"><text:s text:c="8"/>printf("\n");</text:p>
      <text:p text:style-name="P4">}</text:p>
      <text:p text:style-name="P1"/>
      <text:p text:style-name="P7">Άσκηση 2η</text:p>
      <text:p text:style-name="P1">#include &lt;stdio.h&gt;</text:p>
      <text:p text:style-name="P1">#include &lt;string.h&gt;</text:p>
      <text:p text:style-name="P1">main()</text:p>
      <text:p text:style-name="P1">{</text:p>
      <text:p text:style-name="P1"><text:s text:c="8"/>char ba8mous[100];</text:p>
      <text:p text:style-name="P1"><text:s text:c="8"/>int sum=0,i,p,x=0;</text:p>
      <text:p text:style-name="P1"><text:s text:c="8"/>printf("Dose ba8mous:");</text:p>
      <text:p text:style-name="P1"><text:s text:c="8"/>scanf("%s",&amp;ba8mous);</text:p>
      <text:p text:style-name="P1"><text:s text:c="8"/>p=strlen(ba8mous);</text:p>
      <text:p text:style-name="P1"><text:s text:c="8"/>for(i=0;i&lt;p;i++)</text:p>
      <text:p text:style-name="P1"><text:s text:c="8"/>{</text:p>
      <text:p text:style-name="P1"><text:s text:c="8"/>if (ba8mous[i]=='A')</text:p>
      <text:p text:style-name="P1"><text:s text:c="10"/>{ sum+=4;</text:p>
      <text:p text:style-name="P1"><text:s text:c="12"/>x++; }</text:p>
      <text:p text:style-name="P1"><text:s text:c="8"/>else if (ba8mous[i]=='B')</text:p>
      <text:p text:style-name="P1"><text:s text:c="10"/>{ sum+=3;</text:p>
      <text:p text:style-name="P1"><text:s text:c="12"/>x++; }</text:p>
      <text:p text:style-name="P1"><text:s text:c="8"/>else if (ba8mous[i]=='C')</text:p>
      <text:p text:style-name="P1"><text:s text:c="10"/>{ sum+=2;</text:p>
      <text:p text:style-name="P1"><text:s text:c="12"/>x++; }</text:p>
      <text:p text:style-name="P1"><text:s text:c="8"/>else if (ba8mous[i]=='D')</text:p>
      <text:p text:style-name="P1"><text:soft-page-break/><text:s text:c="10"/>{ sum+=1;</text:p>
      <text:p text:style-name="P1"><text:s text:c="12"/>x++; }</text:p>
      <text:p text:style-name="P1"><text:s text:c="8"/>else if (ba8mous[i]=='F')</text:p>
      <text:p text:style-name="P1"><text:s text:c="12"/>x++;</text:p>
      <text:p text:style-name="P1"><text:s text:c="8"/>}</text:p>
      <text:p text:style-name="P1"><text:s text:c="8"/>printf( "O mesos oros einai %.2f to athroisma einai %d kai to pli8os %d\n",(float)sum/x, sum, x );</text:p>
      <text:p text:style-name="P1"><text:s/>}</text:p>
      <text:p text:style-name="P1"/>
      <text:p text:style-name="P6">Άσκηση <text:span text:style-name="T3">3</text:span>η</text:p>
      <text:p text:style-name="P1">#include &lt;stdio.h&gt;</text:p>
      <text:p text:style-name="P1">#include &lt;string.h&gt;</text:p>
      <text:p text:style-name="P1">main()</text:p>
      <text:p text:style-name="P1">{</text:p>
      <text:p text:style-name="P1"><text:s text:c="8"/>char ba8mous[100];</text:p>
      <text:p text:style-name="P1"><text:s text:c="8"/>int sum=0,i,p,x=0;</text:p>
      <text:p text:style-name="P1"><text:s text:c="8"/>printf("Dose ba8mous:");</text:p>
      <text:p text:style-name="P1"><text:s text:c="8"/>scanf("%s",&amp;ba8mous);</text:p>
      <text:p text:style-name="P1"><text:s text:c="8"/>p=strlen(ba8mous);</text:p>
      <text:p text:style-name="P1"><text:s text:c="8"/>for(i=0;i&lt;p;i++)</text:p>
      <text:p text:style-name="P1"><text:s text:c="8"/>{</text:p>
      <text:p text:style-name="P1"><text:s text:c="8"/>if (ba8mous[i]=='A')</text:p>
      <text:p text:style-name="P1"><text:s text:c="10"/>{ sum+=4;</text:p>
      <text:p text:style-name="P1"><text:s text:c="12"/>x++; }</text:p>
      <text:p text:style-name="P1"><text:s text:c="8"/>else if (ba8mous[i]=='B')</text:p>
      <text:p text:style-name="P1"><text:s text:c="10"/>{ sum+=3;</text:p>
      <text:p text:style-name="P1"><text:s text:c="12"/>x++; }</text:p>
      <text:p text:style-name="P1"><text:s text:c="8"/>else if (ba8mous[i]=='C')</text:p>
      <text:p text:style-name="P1"><text:s text:c="10"/>{ sum+=2;</text:p>
      <text:p text:style-name="P1"><text:s text:c="12"/>x++; }</text:p>
      <text:p text:style-name="P1"><text:s text:c="8"/>else if (ba8mous[i]=='D')</text:p>
      <text:p text:style-name="P1"><text:s text:c="10"/>{ sum+=1;</text:p>
      <text:p text:style-name="P1"><text:s text:c="12"/>x++; }</text:p>
      <text:p text:style-name="P1"><text:s text:c="8"/>else if (ba8mous[i]=='F')</text:p>
      <text:p text:style-name="P1"><text:s text:c="12"/>x++;</text:p>
      <text:p text:style-name="P1"><text:s text:c="8"/>}</text:p>
      <text:p text:style-name="P1"><text:s text:c="8"/>printf( "O mesos oros einai %.2f to athroisma einai %d kai to pli8os %d\n",(float)sum/x, sum, x );</text:p>
      <text:p text:style-name="P1"><text:s/>}</text:p>
      <text:p text:style-name="P1"/>
      <text:p text:style-name="P6">Άσκηση <text:span text:style-name="T2">4</text:span>η</text:p>
      <text:p text:style-name="P1">#include &lt;stdio.h&gt;</text:p>
      <text:p text:style-name="P1">main()</text:p>
      <text:p text:style-name="P1">{</text:p>
      <text:p text:style-name="P1"><text:s text:c="8"/>int thesh;</text:p>
      <text:p text:style-name="P1"><text:s text:c="8"/>float kostos,kila;</text:p>
      <text:p text:style-name="P1"><text:s text:c="8"/>printf("Dose eidos 8eshs (1-oikonomiki, 2-diakekrimeni, 3-business):");</text:p>
      <text:p text:style-name="P1"><text:s text:c="8"/>scanf("%d",&amp;thesh);</text:p>
      <text:p text:style-name="P1"><text:s text:c="8"/>if (thesh==1)</text:p>
      <text:p text:style-name="P1"><text:s text:c="9"/>{printf("Dose ari8mo kilwn:");</text:p>
      <text:p text:style-name="P1"><text:s text:c="10"/>scanf("%f",&amp;kila);</text:p>
      <text:p text:style-name="P1"><text:s text:c="10"/>if (kila&lt;=20)</text:p>
      <text:p text:style-name="P1"><text:soft-page-break/><text:s text:c="16"/>kostos=0;</text:p>
      <text:p text:style-name="P1"><text:s text:c="10"/>else if(kila&lt;=50)</text:p>
      <text:p text:style-name="P1"><text:s text:c="16"/>kostos=(kila-20)*1;</text:p>
      <text:p text:style-name="P1"><text:s text:c="10"/>else <text:s/>kostos=30*1+(kila-50)*2;</text:p>
      <text:p text:style-name="P1"><text:s text:c="10"/>printf("Synoliko kostos: %.1f euro",kostos);}</text:p>
      <text:p text:style-name="P1"><text:s text:c="8"/>else if(thesh==2)</text:p>
      <text:p text:style-name="P1"><text:s text:c="9"/>{printf("Dose ari8mo kilwn:");</text:p>
      <text:p text:style-name="P1"><text:s text:c="10"/>scanf("%f",&amp;kila);</text:p>
      <text:p text:style-name="P1"><text:s text:c="10"/>if (kila&lt;=30)</text:p>
      <text:p text:style-name="P1"><text:s text:c="16"/>kostos=0;</text:p>
      <text:p text:style-name="P1"><text:s text:c="10"/>else if (kila&lt;=60)</text:p>
      <text:p text:style-name="P1"><text:s text:c="16"/>kostos=(kila-30)*1;</text:p>
      <text:p text:style-name="P1"><text:s text:c="10"/>else <text:s/>kostos=30*1+(kila-60)*1.5;</text:p>
      <text:p text:style-name="P1"><text:s text:c="10"/>printf("Synoliko kostos: %.1f euro",kostos);}</text:p>
      <text:p text:style-name="P1"><text:s text:c="8"/>else if(thesh==3)</text:p>
      <text:p text:style-name="P1"><text:s text:c="9"/>{printf("Dose ari8mo kilwn:");</text:p>
      <text:p text:style-name="P1"><text:s text:c="10"/>scanf("%f",&amp;kila);</text:p>
      <text:p text:style-name="P1"><text:s text:c="9"/>if (kila&lt;=70)</text:p>
      <text:p text:style-name="P1"><text:s text:c="16"/>kostos=0;</text:p>
      <text:p text:style-name="P1"><text:s text:c="10"/>else kostos=30;</text:p>
      <text:p text:style-name="P1"><text:s text:c="10"/>printf("Synoliko kostos: %.1f euro",kostos);}</text:p>
      <text:p text:style-name="P1"><text:s text:c="8"/>else printf("Lathos epilogh");</text:p>
      <text:p text:style-name="P1"><text:s text:c="8"/>printf("\n");</text:p>
      <text:p text:style-name="P1">}</text:p>
      <text:p text:style-name="P1"/>
      <text:p text:style-name="P7">Άσκηση 5η</text:p>
      <text:p text:style-name="P1">#include &lt;stdio.h&gt;</text:p>
      <text:p text:style-name="P1">main()</text:p>
      <text:p text:style-name="P1">{</text:p>
      <text:p text:style-name="P1"><text:s text:c="8"/>int N,stavroi=1,sum=1,seires,j,m;</text:p>
      <text:p text:style-name="P1"><text:s text:c="8"/>do{</text:p>
      <text:p text:style-name="P1"><text:s text:c="10"/>printf("Dose perito ari8mo megalitero tou 3:");</text:p>
      <text:p text:style-name="P1"><text:s text:c="10"/>scanf("%d",&amp;N);</text:p>
      <text:p text:style-name="P1"><text:s text:c="10"/>} while((N%2==0)||(N&lt;=3));</text:p>
      <text:p text:style-name="P1"><text:s text:c="8"/>for (seires=2;seires&lt;=N;seires++)</text:p>
      <text:p text:style-name="P1"><text:s text:c="16"/>sum+=2;</text:p>
      <text:p text:style-name="P1"><text:s text:c="8"/>for (seires=1;seires&lt;=N;seires++)</text:p>
      <text:p text:style-name="P1"><text:s text:c="8"/>{ <text:s text:c="6"/>for (j=1;j&lt;=sum;j++)</text:p>
      <text:p text:style-name="P1"><text:s text:c="24"/>printf(" ");</text:p>
      <text:p text:style-name="P1"><text:s text:c="16"/>for (m=1;m&lt;=stavroi;m++)</text:p>
      <text:p text:style-name="P1"><text:s text:c="24"/>printf("+");</text:p>
      <text:p text:style-name="P1"><text:s text:c="16"/>stavroi+=2;</text:p>
      <text:p text:style-name="P1"><text:s text:c="16"/>sum-=1;</text:p>
      <text:p text:style-name="P1"><text:s text:c="16"/>printf("\n"); }</text:p>
      <text:p text:style-name="P1">}</text:p>
      <text:p text:style-name="P1"/>
      <text:p text:style-name="P7">Άσκηση 6η</text:p>
      <text:p text:style-name="P1">#include &lt;stdio.h&gt;</text:p>
      <text:p text:style-name="P1">main()</text:p>
      <text:p text:style-name="P1">{</text:p>
      <text:p text:style-name="P1"><text:s text:c="8"/>int ores,epilogh,euro;</text:p>
      <text:p text:style-name="P1"><text:s text:c="8"/>float kathari_amoivi,foroi,synolo;</text:p>
      <text:p text:style-name="P1"><text:soft-page-break/><text:s text:c="8"/>printf("Dose arithmo wrwn:");</text:p>
      <text:p text:style-name="P1"><text:s text:c="8"/>scanf("%d",&amp;ores);</text:p>
      <text:p text:style-name="P1"><text:s text:c="8"/>printf("Dialexte kathgoria mis6odosias (epilexte to katallhlo noymero)\n0. Exodos\n1. Aneidikeytos: 10 Euro/h\n2. Eidikos texniths: 15 Euro/h\n3. Epistaths: 16 Euro/h\nEPILOGH:");</text:p>
      <text:p text:style-name="P1"><text:s text:c="8"/>scanf("%d",&amp;epilogh);</text:p>
      <text:p text:style-name="P1"><text:s text:c="8"/>while (epilogh!=0)</text:p>
      <text:p text:style-name="P1"><text:s text:c="8"/>{</text:p>
      <text:p text:style-name="P1"><text:s text:c="8"/>if (epilogh==1)</text:p>
      <text:p text:style-name="P1"><text:s text:c="9"/>euro=10;</text:p>
      <text:p text:style-name="P1"><text:s text:c="8"/>else if (epilogh==2)</text:p>
      <text:p text:style-name="P1"><text:s text:c="9"/>euro=15;</text:p>
      <text:p text:style-name="P1"><text:s text:c="8"/>else if (epilogh==3)</text:p>
      <text:p text:style-name="P1"><text:s text:c="9"/>euro=16;</text:p>
      <text:p text:style-name="P1"><text:s text:c="8"/>else</text:p>
      <text:p text:style-name="P1"><text:s text:c="8"/>{printf("LATHOS EPILOGH!!!\n");</text:p>
      <text:p text:style-name="P1"><text:s text:c="9"/>goto ekei;}</text:p>
      <text:p text:style-name="P1"><text:s text:c="8"/>{if (ores&lt;=40)</text:p>
      <text:p text:style-name="P1"><text:s text:c="16"/>kathari_amoivi=euro*ores;</text:p>
      <text:p text:style-name="P1"><text:s text:c="8"/>else</text:p>
      <text:p text:style-name="P1"><text:s text:c="16"/>kathari_amoivi=euro*40+(ores-40)*euro*1.5;</text:p>
      <text:p text:style-name="P1"><text:s text:c="8"/>if (kathari_amoivi&lt;=200)</text:p>
      <text:p text:style-name="P1"><text:s text:c="16"/>foroi=0.15*kathari_amoivi;</text:p>
      <text:p text:style-name="P1"><text:s text:c="8"/>else if (kathari_amoivi&lt;=350)</text:p>
      <text:p text:style-name="P1"><text:s text:c="16"/>foroi=0.15*200+(kathari_amoivi-200)*0.2;</text:p>
      <text:p text:style-name="P1"><text:s text:c="8"/>else</text:p>
      <text:p text:style-name="P1"><text:s text:c="16"/>foroi=0.15*200+0.2*150+0.25*(kathari_amoivi-350);</text:p>
      <text:p text:style-name="P1"><text:s text:c="8"/>synolo=kathari_amoivi-foroi;</text:p>
      <text:p text:style-name="P1"><text:s text:c="8"/>printf("Kathari Amoivi: %.2f Foroi: %.2f Synolo Apodoxwn: %.2f\n",synolo,foroi,kathari_amoivi); }</text:p>
      <text:p text:style-name="P1"><text:s text:c="4"/>ekei:</text:p>
      <text:p text:style-name="P1"><text:s text:c="8"/>printf("Dialexte kathgoria mis6odosias (epilexte to katallhlo noymero)\n0. Exodos\n1. Aneidikeytos: 10 Euro/h\n2. Eidikos texniths: 15 Euro/h\n3. Epistaths: 16 Euro/h\nEPILOGH:");</text:p>
      <text:p text:style-name="P1"><text:s text:c="8"/>scanf("%d",&amp;epilogh);</text:p>
      <text:p text:style-name="P1"><text:s text:c="8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PS BoldMT" svg:font-family="'Courier NewPS BoldMT'"/>
    <style:font-face style:name="OpenSymbol" svg:font-family="OpenSymbol"/>
    <style:font-face style:name="Tahoma1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6T23:13:53.59</meta:creation-date>
    <dc:date>2009-11-13T14:13:12.04</dc:date>
    <meta:editing-duration>PT11H26M56S</meta:editing-duration>
    <meta:editing-cycles>12</meta:editing-cycles>
    <meta:generator>OpenOffice.org/3.0$Win32 OpenOffice.org_project/300m9$Build-9358</meta:generator>
    <meta:print-date>2009-10-27T09:21:43.10</meta:print-date>
    <meta:document-statistic meta:table-count="0" meta:image-count="0" meta:object-count="0" meta:page-count="4" meta:paragraph-count="178" meta:word-count="420" meta:character-count="4940"/>
    <meta:user-defined meta:name="Πληροφορίες 1"/>
    <meta:user-defined meta:name="Πληροφορίες 2"/>
    <meta:user-defined meta:name="Πληροφορίες 3"/>
    <meta:user-defined meta:name="Πληροφορίες 4"/>
  </office:meta>
</office:document-meta>
</file>